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612cm" style:rel-column-width="40906*"/>
    </style:style>
    <style:style style:name="Table1.B" style:family="table-column">
      <style:table-column-properties style:column-width="6.389cm" style:rel-column-width="24629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701cm" style:rel-column-width="10410*"/>
    </style:style>
    <style:style style:name="Table3.B" style:family="table-column">
      <style:table-column-properties style:column-width="9.185cm" style:rel-column-width="35405*"/>
    </style:style>
    <style:style style:name="Table3.C" style:family="table-column">
      <style:table-column-properties style:column-width="5.115cm" style:rel-column-width="1972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none" fo:border-top="0.05pt solid #000000" fo:border-bottom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86cm" style:rel-column-width="10355*"/>
    </style:style>
    <style:style style:name="Table4.B" style:family="table-column">
      <style:table-column-properties style:column-width="9.199cm" style:rel-column-width="35460*"/>
    </style:style>
    <style:style style:name="Table4.C" style:family="table-column">
      <style:table-column-properties style:column-width="5.115cm" style:rel-column-width="19720*"/>
    </style:style>
    <style:style style:name="Table4.A1" style:family="table-cell">
      <style:table-cell-properties fo:background-color="transparent" fo:padding="0.097cm" fo:border="non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officeooo:rsid="00153f83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9" style:family="paragraph" style:parent-style-name="Standard">
      <style:text-properties fo:color="#000000" style:font-name="Cantarell" officeooo:rsid="0009034c" officeooo:paragraph-rsid="00153f83"/>
    </style:style>
    <style:style style:name="P10" style:family="paragraph" style:parent-style-name="Standard">
      <style:text-properties fo:color="#000000" style:font-name="Cantarell" officeooo:rsid="0009034c" officeooo:paragraph-rsid="00302d91"/>
    </style:style>
    <style:style style:name="P11" style:family="paragraph" style:parent-style-name="Standard">
      <style:text-properties fo:color="#000000" style:font-name="Cantarell" officeooo:rsid="0009034c" officeooo:paragraph-rsid="001b5df1"/>
    </style:style>
    <style:style style:name="P12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3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3ca65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22" style:family="paragraph" style:parent-style-name="Table_20_Contents">
      <style:text-properties fo:color="#000000" style:font-name="Cantarell" officeooo:rsid="0009034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24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8" style:family="paragraph" style:parent-style-name="Table_20_Contents">
      <style:text-properties style:font-name="Cantarell" officeooo:paragraph-rsid="0026f169"/>
    </style:style>
    <style:style style:name="P29" style:family="paragraph" style:parent-style-name="Table_20_Contents">
      <style:text-properties style:font-name="Cantarell" officeooo:paragraph-rsid="002af668"/>
    </style:style>
    <style:style style:name="P30" style:family="paragraph" style:parent-style-name="Table_20_Contents">
      <style:text-properties style:font-name="Cantarell" officeooo:paragraph-rsid="00499ae2"/>
    </style:style>
    <style:style style:name="P31" style:family="paragraph" style:parent-style-name="Table_20_Contents">
      <style:text-properties style:font-name="Cantarell" officeooo:rsid="00236137" officeooo:paragraph-rsid="00236137"/>
    </style:style>
    <style:style style:name="P32" style:family="paragraph" style:parent-style-name="Table_20_Contents">
      <style:text-properties style:font-name="Cantarell" officeooo:rsid="00302d91" officeooo:paragraph-rsid="00302d91"/>
    </style:style>
    <style:style style:name="P33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34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fo:color="#ff0000" style:font-name="Cantarell" officeooo:rsid="0026f169" officeooo:paragraph-rsid="002af668"/>
    </style:style>
    <style:style style:name="P36" style:family="paragraph" style:parent-style-name="Table_20_Contents">
      <style:text-properties fo:color="#ff0000" style:font-name="Cantarell" officeooo:rsid="0026f169" officeooo:paragraph-rsid="002bea28"/>
    </style:style>
    <style:style style:name="P37" style:family="paragraph" style:parent-style-name="Table_20_Contents" style:list-style-name="L1">
      <style:text-properties officeooo:paragraph-rsid="002ecfd0"/>
    </style:style>
    <style:style style:name="P38" style:family="paragraph" style:parent-style-name="Table_20_Contents" style:list-style-name="L1">
      <style:text-properties officeooo:paragraph-rsid="002ed3e6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style:style style:name="T41" style:family="text">
      <style:text-properties fo:font-weight="normal" officeooo:rsid="0009034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<text:span text:style-name="T1">Surgery Report : </text:span><text:span text:style-name="T1"><text:placeholder text:placeholder-type="text">&lt;surgery.code&gt;</text:placeholder></text:span></text:p>
            <text:p text:style-name="P22"/>
          </table:table-cell>
          <table:covered-table-cell/>
        </table:table-row>
        <table:table-row>
          <table:table-cell table:style-name="Table1.A2" office:value-type="string">
            <text:p text:style-name="P39"><text:span text:style-name="T32">Date</text:span><text:span text:style-name="T1"> : </text:span><text:span text:style-name="T41"><text:placeholder text:placeholder-type="text">&lt;formatLang(surgery.report_surgery_date, user.language)&gt;</text:placeholder></text:span><text:span text:style-name="T41">, </text:span><text:span text:style-name="T41"><text:placeholder text:placeholder-type="text">&lt;surgery.report_surgery_time.strftime('%H:%M:%S')&gt;</text:placeholder></text:span></text:p>
            <text:p text:style-name="P21"><text:span text:style-name="T33">Institution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institution.name or ''&gt;</text:placeholder></text:span><text:span text:style-name="T15"><text:placeholder text:placeholder-type="text">&lt;/if&gt;</text:placeholder></text:span></text:p>
            <text:p text:style-name="P20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6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7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19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15"><text:placeholder text:placeholder-type="text">&lt;if test="surgery.patient.sex == 'f'"&gt;</text:placeholder></text:p>
            <text:p text:style-name="P18"><text:span text:style-name="T39">Sex</text:span><text:span text:style-name="T40"> : </text:span>Female</text:p>
            <text:p text:style-name="P15"><text:placeholder text:placeholder-type="text">&lt;/if&gt;</text:placeholder></text:p>
            <text:p text:style-name="P15"><text:placeholder text:placeholder-type="text">&lt;if test="surgery.patient.sex == 'm'"&gt;</text:placeholder></text:p>
            <text:p text:style-name="P18"><text:span text:style-name="T39">Sex</text:span><text:span text:style-name="T40"> : </text:span>Male</text:p>
            <text:p text:style-name="P15"><text:placeholder text:placeholder-type="text">&lt;/if&gt;</text:placeholder></text:p>
            <text:p text:style-name="P19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23"/>
            <text:p text:style-name="P8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7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5"><text:span text:style-name="T37">Surgery Time</text:span><text:span text:style-name="T29"> : </text:span><text:span text:style-name="T29"><text:placeholder text:placeholder-type="text">&lt;surgery.surgery_length&gt;</text:placeholder>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3">Pre-operation Information</text:p>
            <text:p text:style-name="P31"/>
            <text:p text:style-name="P30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28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29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35"/>
            <text:p text:style-name="P24">Pre-operation Checklist</text:p>
            <text:list xml:id="list8728478446042276294" text:style-name="L1">
              <text:list-item>
                <text:p text:style-name="P37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38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38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38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38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36"/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2">Procedure Code</text:p>
          </table:table-cell>
          <table:table-cell table:style-name="Table3.B1" office:value-type="string">
            <text:p text:style-name="P32">Description</text:p>
          </table:table-cell>
          <table:table-cell table:style-name="Table3.C1" office:value-type="string">
            <text:p text:style-name="P32">Notes</text:p>
          </table:table-cell>
        </table:table-row>
      </table:table>
      <text:p text:style-name="P10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<text:placeholder text:placeholder-type="text">&lt;procedure.procedure.name&gt;</text:placeholder></text:p>
          </table:table-cell>
          <table:table-cell table:style-name="Table4.B1" office:value-type="string">
            <text:p text:style-name="P10"><text:placeholder text:placeholder-type="text">&lt;procedure.procedure.description&gt;</text:placeholder></text:p>
          </table:table-cell>
          <table:table-cell table:style-name="Table4.C1" office:value-type="string">
            <text:p text:style-name="P10"><text:placeholder text:placeholder-type="text">&lt;procedure.notes&gt;</text:placeholder></text:p>
          </table:table-cell>
        </table:table-row>
      </table:table>
      <text:p text:style-name="P12"><text:soft-page-break/><text:placeholder text:placeholder-type="text">&lt;/for&gt;</text:placeholder></text:p>
      <text:p text:style-name="P25"/>
      <text:p text:style-name="P25">Surgery Details / Incidents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"><text:placeholder text:placeholder-type="text">&lt;for each="line in unicode(surgery.extra_info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6"/>
          </table:table-cell>
        </table:table-row>
      </table:table>
      <text:p text:style-name="P25"/>
      <text:p text:style-name="P25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13"><text:placeholder text:placeholder-type="text">&lt;line&gt;</text:placeholder></text:p>
            <text:p text:style-name="P14"><text:placeholder text:placeholder-type="text">&lt;/for&gt;</text:placeholder></text:p>
            <text:p text:style-name="P17"/>
          </table:table-cell>
        </table:table-row>
      </table:table>
      <text:p text:style-name="P26"/>
      <text:p text:style-name="P27"><text:span text:style-name="T1">Print Date <text:s/>: <text:s/></text:span><text:span text:style-name="T1"><text:placeholder text:placeholder-type="text">&lt;formatLang(datetime.date.today(), user.language)&gt;</text:placeholder></text:span><text:span text:style-name="T1">, </text:span><text:span text:style-name="T1"><text:placeholder text:placeholder-type="text">&lt;time.strftime('%H:%M:%S')&gt;</text:placeholder></text:span></text:p>
      <text:p text:style-name="P1"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11-09T12:51:23.333224414</dc:date>
    <meta:editing-duration>P2DT4H12M17S</meta:editing-duration>
    <meta:editing-cycles>98</meta:editing-cycles>
    <meta:generator>LibreOffice/4.3.3.2$Linux_x86 LibreOffice_project/430m0$Build-2</meta:generator>
    <dc:creator>Sebastián Marró</dc:creator>
    <meta:document-statistic meta:table-count="6" meta:image-count="0" meta:object-count="0" meta:page-count="2" meta:paragraph-count="47" meta:word-count="303" meta:character-count="3281" meta:non-whitespace-character-count="3026"/>
  </office:meta>
</office:document-meta>
</file>